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M_Mono_2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DM_Mono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M Mono" svg:font-family="'DM Mono'" style:font-pitch="fixed">
      <svg:font-face-src>
        <svg:font-face-uri xlink:href="Fonts/Font_DM_Mono_1.ttf" xlink:type="simple" loext:font-style="normal" loext:font-weight="normal">
          <svg:font-face-format svg:string="truetype"/>
        </svg:font-face-uri>
        <svg:font-face-uri xlink:href="Fonts/Font_DM_Mono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text-properties style:font-name="DM Mono" officeooo:rsid="00138781" officeooo:paragraph-rsid="00138781"/>
    </style:style>
    <style:style style:name="T1" style:family="text">
      <style:text-properties fo:font-family="arial" style:font-family-generic="swiss"/>
    </style:style>
    <style:style style:name="T2" style:family="text">
      <style:text-properties officeooo:rsid="0014c3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qtq0jdxzonnv"/>Dynamic Binary Instrumentation</text:p>
      <text:p text:style-name="Standard">Dynamic binary instrumentation (DBI) means to inject foreign code into existing (running) binaries to make them do things they didn’t do before</text:p>
      <text:p text:style-name="Standard"/>
      <text:p text:style-name="Standard">What can you do with DBI?</text:p>
      <text:list text:style-name="WWNum1">
        <text:list-item>
          <text:p text:style-name="P2">Access process memory</text:p>
        </text:list-item>
        <text:list-item>
          <text:p text:style-name="P2">Overwrite functions while the application is running</text:p>
        </text:list-item>
        <text:list-item>
          <text:p text:style-name="P2">Call functions from imported classes</text:p>
        </text:list-item>
        <text:list-item>
          <text:p text:style-name="P2">Find object instances on the heap and use them</text:p>
        </text:list-item>
        <text:list-item>
          <text:p text:style-name="P2">Hook, trace and intercept functions etc.</text:p>
        </text:list-item>
      </text:list>
      <text:p text:style-name="Heading_20_1"><text:bookmark text:name="_3o137pr9wz49"/>Frida</text:p>
      <text:p text:style-name="Heading_20_2"><text:bookmark text:name="_6i7jh8iy7mtk"/>Installation &amp; execution</text:p>
      <text:p text:style-name="P3">sudo apt install python3-pip</text:p>
      <text:p text:style-name="P3">sudo pip3 install --upgrade frida-tools</text:p>
      <text:p text:style-name="P4">Download the latest frida-server for Android from the releases page (i.e., frida-server-16.7.10-android-arm64.xz) and uncompress it in a folder</text:p>
      <text:p text:style-name="Standard">Push it on the running device</text:p>
      <text:p text:style-name="P3">adb push frida-server-16.7.10-android-arm64/data/local/tmp/frida-server</text:p>
      <text:p text:style-name="Standard"/>
      <text:p text:style-name="Standard">Open a shell, obtain root privileges and setup the frida server</text:p>
      <text:p text:style-name="P3">$ adb shell</text:p>
      <text:p text:style-name="P3"># su</text:p>
      <text:p text:style-name="P3"># chmod 777 /data/local/tmp/frida-server</text:p>
      <text:p text:style-name="P3"># /data/local/tmp/frida-server &amp;</text:p>
      <text:p text:style-name="Standard">The shell must be kept active! This step in necessary every time we have problems</text:p>
      <text:p text:style-name="Standard">connecting to the frida-server</text:p>
      <text:p text:style-name="Standard"/>
      <text:p text:style-name="Heading_20_2">Run a script</text:p>
      <text:p text:style-name="P5">&gt; frida -U -f &lt;pakage-name&gt; -l &lt;script-path&gt;</text:p>
      <text:p text:style-name="P5"><text:tab/><text:span text:style-name="T1">es.</text:span> <text:s text:c="3"/>&gt;<text:span text:style-name="T2"> </text:span>frida -U -f com.trivago -l ./script.js</text:p>
      <text:p text:style-name="Heading_20_1"><text:bookmark text:name="_lh944jequruy"/>Objection</text:p>
      <text:p text:style-name="Heading_20_2"><text:bookmark text:name="_6haftnqk53bu"/>Installation</text:p>
      <text:p text:style-name="P3"># sudo pip3 install --upgrade objection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M Mono" svg:font-family="'DM Mono'" style:font-pitch="fixed">
      <svg:font-face-src>
        <svg:font-face-uri xlink:href="Fonts/Font_DM_Mono_1.ttf" xlink:type="simple" loext:font-style="normal" loext:font-weight="normal">
          <svg:font-face-format svg:string="truetype"/>
        </svg:font-face-uri>
        <svg:font-face-uri xlink:href="Fonts/Font_DM_Mono_2.ttf" xlink:type="simple" loext:font-style="normal" loext:font-weight="bold">
          <svg:font-face-format svg:string="truetype"/>
        </svg:font-face-uri>
        <svg:font-face-uri xlink:href="Fonts/Font_DM_Mono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3-24T09:51:19.143230412</dc:date>
    <meta:editing-duration>PT46M11S</meta:editing-duration>
    <meta:editing-cycles>2</meta:editing-cycles>
    <meta:document-statistic meta:table-count="0" meta:image-count="0" meta:object-count="0" meta:page-count="1" meta:paragraph-count="28" meta:word-count="176" meta:character-count="1162" meta:non-whitespace-character-count="1017"/>
  </office:meta>
</office:document-meta>
</file>